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314004" draw:marker-start-width="0.266cm" draw:marker-start-center="false" draw:marker-end-width="0.266cm" draw:marker-end-center="false" draw:fill="solid" draw:fill-color="#666666" draw:opacity="50%" draw:textarea-horizontal-align="justify" draw:textarea-vertical-align="middle" draw:auto-grow-height="false" fo:min-height="5.389cm" fo:min-width="4.531cm" fo:padding-top="0.138cm" fo:padding-bottom="0.138cm" fo:padding-left="0.263cm" fo:padding-right="0.263cm" draw:shadow="hidden" draw:shadow-offset-x="0.199cm" draw:shadow-offset-y="0.199cm" draw:shadow-color="#808080" draw:shadow-opacity="50%"/>
    </style:style>
    <style:style style:name="gr2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dddddd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dddddd" draw:textarea-horizontal-align="justify" draw:textarea-vertical-align="middle" draw:auto-grow-height="false" fo:min-height="0cm" fo:min-width="0.009cm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.025cm" svg:stroke-color="#663300" draw:marker-start-width="0.266cm" draw:marker-start-center="false" draw:marker-end-width="0.266cm" draw:marker-end-center="false" draw:fill="solid" draw:fill-color="#cc9900" draw:textarea-horizontal-align="justify" draw:textarea-vertical-align="middle" draw:auto-grow-height="false" fo:min-height="0cm" fo:min-width="0.616cm" fo:padding-top="0.138cm" fo:padding-bottom="0.138cm" fo:padding-left="0.263cm" fo:padding-right="0.263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.025cm" svg:stroke-color="#801900" draw:marker-start-width="0.266cm" draw:marker-start-center="false" draw:marker-end-width="0.266cm" draw:marker-end-center="false" draw:fill="solid" draw:fill-color="#ff6600" draw:textarea-horizontal-align="justify" draw:textarea-vertical-align="middle" draw:auto-grow-height="false" fo:min-height="0cm" fo:min-width="0cm" fo:padding-top="0.138cm" fo:padding-bottom="0.138cm" fo:padding-left="0.263cm" fo:padding-right="0.263cm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.025cm" svg:stroke-color="#3333ff" draw:marker-start-width="0.266cm" draw:marker-start-center="false" draw:marker-end-width="0.266cm" draw:marker-end-center="false" draw:fill="solid" draw:fill-color="#aadcf7" draw:textarea-horizontal-align="justify" draw:textarea-vertical-align="middle" draw:auto-grow-height="false" fo:min-height="0cm" fo:min-width="0cm" fo:padding-top="0.138cm" fo:padding-bottom="0.138cm" fo:padding-left="0.263cm" fo:padding-right="0.263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.025cm" svg:stroke-color="#801900" draw:marker-start-width="0.266cm" draw:marker-start-center="false" draw:marker-end-width="0.266cm" draw:marker-end-center="false" draw:fill="solid" draw:fill-color="#ff6600" draw:textarea-horizontal-align="justify" draw:textarea-vertical-align="middle" draw:auto-grow-height="false" fo:min-height="0cm" fo:min-width="0cm" fo:padding-top="0.138cm" fo:padding-bottom="0.138cm" fo:padding-left="0.263cm" fo:padding-right="0.263cm" draw:shadow="hidden" draw:shadow-offset-x="0.199cm" draw:shadow-offset-y="0.199cm" draw:shadow-color="#808080" style:protect="size"/>
    </style:style>
    <style:style style:name="gr8" style:family="graphic" style:parent-style-name="standard">
      <style:graphic-properties draw:stroke="solid" svg:stroke-width="0.025cm" svg:stroke-color="#3333ff" draw:marker-start-width="0.266cm" draw:marker-start-center="false" draw:marker-end-width="0.266cm" draw:marker-end-center="false" draw:fill="solid" draw:fill-color="#aadcf7" draw:textarea-horizontal-align="justify" draw:textarea-vertical-align="middle" draw:auto-grow-height="false" fo:min-height="0cm" fo:min-width="0cm" fo:padding-top="0.138cm" fo:padding-bottom="0.138cm" fo:padding-left="0.263cm" fo:padding-right="0.263cm" draw:shadow="hidden" draw:shadow-offset-x="0.199cm" draw:shadow-offset-y="0.199cm" draw:shadow-color="#808080" style:protect="size"/>
    </style:style>
    <style:style style:name="gr9" style:family="graphic" style:parent-style-name="standard">
      <style:graphic-properties draw:stroke="solid" svg:stroke-width="0.025cm" svg:stroke-color="#801900" draw:marker-start-width="0.266cm" draw:marker-start-center="false" draw:marker-end-width="0.266cm" draw:marker-end-center="false" draw:fill="solid" draw:fill-color="#ff6600" draw:textarea-horizontal-align="justify" draw:textarea-vertical-align="middle" draw:auto-grow-height="false" fo:min-height="0.106cm" fo:min-width="0cm" fo:padding-top="0.138cm" fo:padding-bottom="0.138cm" fo:padding-left="0.263cm" fo:padding-right="0.263cm" draw:shadow="hidden" draw:shadow-offset-x="0.199cm" draw:shadow-offset-y="0.199cm" draw:shadow-color="#808080" style:protect="size"/>
    </style:style>
    <style:style style:name="gr10" style:family="graphic" style:parent-style-name="standard">
      <style:graphic-properties draw:stroke="solid" svg:stroke-width="0cm" svg:stroke-color="#000000" draw:marker-start-width="0.199cm" draw:marker-start-center="false" draw:marker-end-width="0.199cm" draw:marker-end-center="false" draw:fill="solid" draw:fill-color="#dddddd" draw:textarea-horizontal-align="justify" draw:textarea-vertical-align="middle" draw:auto-grow-height="false" fo:min-height="0cm" fo:min-width="0.008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.025cm" svg:stroke-color="#3333ff" draw:marker-start-width="0.266cm" draw:marker-start-center="false" draw:marker-end-width="0.266cm" draw:marker-end-center="false" draw:fill="solid" draw:fill-color="#aadcf7" draw:textarea-horizontal-align="justify" draw:textarea-vertical-align="middle" draw:auto-grow-height="false" fo:min-height="0.106cm" fo:min-width="0cm" fo:padding-top="0.138cm" fo:padding-bottom="0.138cm" fo:padding-left="0.263cm" fo:padding-right="0.263cm" draw:shadow="hidden" draw:shadow-offset-x="0.199cm" draw:shadow-offset-y="0.199cm" draw:shadow-color="#808080" style:protect="size"/>
    </style:style>
    <style:style style:name="gr12" style:family="graphic" style:parent-style-name="standard">
      <style:graphic-properties draw:stroke="solid" svg:stroke-width="0.025cm" svg:stroke-color="#3333ff" draw:marker-start-width="0.266cm" draw:marker-start-center="false" draw:marker-end-width="0.266cm" draw:marker-end-center="false" draw:fill="solid" draw:fill-color="#aadcf7" draw:textarea-horizontal-align="justify" draw:textarea-vertical-align="middle" draw:auto-grow-height="false" fo:min-height="0.106cm" fo:min-width="0cm" fo:padding-top="0.138cm" fo:padding-bottom="0.138cm" fo:padding-left="0.263cm" fo:padding-right="0.263cm" draw:shadow="hidden" draw:shadow-offset-x="0.199cm" draw:shadow-offset-y="0.199cm" draw:shadow-color="#808080"/>
    </style:style>
    <style:style style:name="gr13" style:family="graphic" style:parent-style-name="standard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auto-grow-height="true" draw:auto-grow-width="false" fo:min-height="0.43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>
      <style:graphic-properties draw:stroke="dash" draw:stroke-dash="Ultrafine_20_Dashed" svg:stroke-width="0.025cm" svg:stroke-color="#314004" draw:marker-start-width="0.266cm" draw:marker-start-center="false" draw:marker-end-width="0.266cm" draw:marker-end-center="false" draw:fill="solid" draw:fill-color="#666666" draw:opacity="50%" draw:textarea-horizontal-align="justify" draw:textarea-vertical-align="middle" draw:auto-grow-height="false" fo:min-height="5.389cm" fo:min-width="4.531cm" fo:padding-top="0.138cm" fo:padding-bottom="0.138cm" fo:padding-left="0.263cm" fo:padding-right="0.263cm" draw:shadow="hidden" draw:shadow-offset-x="0.199cm" draw:shadow-offset-y="0.199cm" draw:shadow-color="#808080" draw:shadow-opacity="50%"/>
    </style:style>
    <style:style style:name="P1" style:family="paragraph">
      <loext:graphic-properties draw:fill="solid" draw:fill-color="#666666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c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6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aadcf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0.5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623cm" svg:height="4.332cm" svg:x="11.75cm" svg:y="11.854cm" svg:viewBox="0 0 624 4333" svg:d="M0 4333c398-655 624-1434 624-2283 0-750-177-1446-493-2050">
            <text:p/>
          </draw:path>
          <draw:path draw:style-name="gr1" draw:text-style-name="P1" draw:layer="layout" svg:width="0.618cm" svg:height="5.021cm" svg:x="12.84cm" svg:y="11.479cm" svg:viewBox="0 0 619 5022" svg:d="M95 0c337 723 524 1540 524 2415 0 953-222 1838-619 2607">
            <text:p/>
          </draw:path>
          <draw:path draw:style-name="gr1" draw:text-style-name="P1" draw:layer="layout" svg:width="0.646cm" svg:height="3.612cm" svg:x="10.6cm" svg:y="12.241cm" svg:viewBox="0 0 647 3613" svg:d="M205 0c282 476 442 1040 442 1655 0 751-239 1427-647 1958">
            <text:p/>
          </draw:path>
          <draw:path draw:style-name="gr1" draw:text-style-name="P1" draw:layer="layout" svg:width="0.868cm" svg:height="2.817cm" svg:x="9.256cm" svg:y="12.648cm" svg:viewBox="0 0 869 2818" svg:d="M0 2818c528-317 869-894 869-1577 0-486-172-918-461-1241">
            <text:p/>
          </draw:path>
          <draw:g>
            <draw:custom-shape draw:style-name="gr2" draw:text-style-name="P2" draw:layer="layout" svg:width="0.507cm" svg:height="0.128cm" draw:transform="rotate (0.739321471144798) translate (11.055cm 12.937cm)">
              <text:p/>
  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509cm" svg:height="0.13cm" draw:transform="rotate (-0.739321471144798) translate (10.769cm 12.93cm)">
              <text:p/>
    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2" draw:text-style-name="P2" draw:layer="layout" svg:width="0.509cm" svg:height="0.128cm" svg:x="10.069cm" svg:y="13.331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509cm" svg:height="0.128cm" svg:x="9.568cm" svg:y="13.331cm">
              <text:p/>
  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2" draw:text-style-name="P2" draw:layer="layout" svg:width="0.509cm" svg:height="0.128cm" svg:x="11.212cm" svg:y="13.331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509cm" svg:height="0.128cm" svg:x="10.711cm" svg:y="13.331cm">
              <text:p/>
  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2" draw:text-style-name="P2" draw:layer="layout" svg:width="0.509cm" svg:height="0.128cm" svg:x="12.36cm" svg:y="13.331cm">
              <text:p/>
  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509cm" svg:height="0.128cm" svg:x="11.861cm" svg:y="13.331cm">
              <text:p/>
    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custom-shape draw:style-name="gr4" draw:text-style-name="P3" draw:layer="layout" svg:width="1.142cm" svg:height="0.128cm" draw:transform="rotate (0.449771348238939) translate (8.476cm 13.8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382cm" svg:height="0.382cm" svg:x="9.312cm" svg:y="13.2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382cm" svg:height="0.382cm" svg:x="10.455cm" svg:y="13.2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382cm" svg:height="0.382cm" svg:x="11.598cm" svg:y="13.2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382cm" svg:height="0.382cm" svg:x="12.77cm" svg:y="13.2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382cm" svg:height="0.382cm" svg:x="11.373cm" svg:y="12.3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2" draw:layer="layout" svg:width="0.509cm" svg:height="0.128cm" svg:x="11.212cm" svg:y="14.32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509cm" svg:height="0.128cm" svg:x="10.711cm" svg:y="14.329cm">
              <text:p/>
  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3" draw:text-style-name="P2" draw:layer="layout" svg:width="0.509cm" svg:height="0.129cm" draw:transform="rotate (0.450294947014537) translate (8.986cm 14.301cm)">
              <text:p/>
              <draw:enhanced-geometry svg:viewBox="0 0 21600 21600" draw:mirror-horizontal="false" draw:mirror-vertical="tru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509cm" svg:height="0.128cm" draw:transform="skewX (-0.0390953752446729) rotate (-0.450294947014537) translate (8.584cm 13.824cm)">
              <text:p/>
    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custom-shape draw:style-name="gr7" draw:text-style-name="P4" draw:layer="layout" svg:width="0.382cm" svg:height="0.382cm" svg:x="8.344cm" svg:y="13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2" draw:layer="layout" svg:width="0.509cm" svg:height="0.128cm" svg:x="10.069cm" svg:y="14.329cm">
              <text:p/>
  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509cm" svg:height="0.128cm" svg:x="9.568cm" svg:y="14.329cm">
              <text:p/>
    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custom-shape draw:style-name="gr8" draw:text-style-name="P5" draw:layer="layout" svg:width="0.382cm" svg:height="0.382cm" svg:x="10.455cm" svg:y="14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382cm" svg:height="0.382cm" svg:x="9.312cm" svg:y="14.19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2" draw:layer="layout" svg:width="0.509cm" svg:height="0.128cm" svg:x="12.357cm" svg:y="14.329cm">
              <text:p/>
  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" draw:text-style-name="P2" draw:layer="layout" svg:width="0.509cm" svg:height="0.128cm" svg:x="11.856cm" svg:y="14.329cm">
              <text:p/>
    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custom-shape draw:style-name="gr8" draw:text-style-name="P5" draw:layer="layout" svg:width="0.382cm" svg:height="0.382cm" svg:x="12.741cm" svg:y="14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" draw:text-style-name="P2" draw:layer="layout" svg:width="0.509cm" svg:height="0.126cm" draw:transform="rotate (0.739321471144798) translate (12.237cm 15.14cm)">
              <text:p/>
              <draw:enhanced-geometry svg:viewBox="0 0 21600 21600" draw:mirror-horizontal="false" draw:mirror-vertical="tru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2" draw:layer="layout" svg:width="0.508cm" svg:height="0.128cm" draw:transform="rotate (-0.739321471144798) translate (11.909cm 14.456cm)">
              <text:p/>
    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custom-shape draw:style-name="gr11" draw:text-style-name="P5" draw:layer="layout" svg:width="0.382cm" svg:height="0.382cm" svg:x="11.598cm" svg:y="14.19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" draw:layer="layout" svg:width="0.382cm" svg:height="0.382cm" svg:x="12.551cm" svg:y="15.068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7" draw:layer="layout" svg:width="1.652cm" svg:height="0.751cm" svg:x="8.169cm" svg:y="14.692cm">
            <draw:text-box>
              <text:p text:style-name="P6"><text:span text:style-name="T1">L</text:span><text:span text:style-name="T2">-1</text:span></text:p>
            </draw:text-box>
          </draw:frame>
          <draw:frame draw:style-name="gr13" draw:text-style-name="P7" draw:layer="layout" svg:width="1.652cm" svg:height="0.751cm" svg:x="9.33cm" svg:y="15.02cm">
            <draw:text-box>
              <text:p text:style-name="P6"><text:span text:style-name="T1">L</text:span><text:span text:style-name="T2">0</text:span><text:span text:style-name="T1"> </text:span></text:p>
            </draw:text-box>
          </draw:frame>
          <draw:frame draw:style-name="gr13" draw:text-style-name="P7" draw:layer="layout" svg:width="1.652cm" svg:height="0.751cm" svg:x="10.491cm" svg:y="15.349cm">
            <draw:text-box>
              <text:p text:style-name="P6"><text:span text:style-name="T1">L</text:span><text:span text:style-name="T2">1</text:span></text:p>
            </draw:text-box>
          </draw:frame>
          <draw:frame draw:style-name="gr13" draw:text-style-name="P7" draw:layer="layout" svg:width="1.652cm" svg:height="0.751cm" svg:x="11.653cm" svg:y="15.677cm">
            <draw:text-box>
              <text:p text:style-name="P6"><text:span text:style-name="T1">L</text:span><text:span text:style-name="T2">2</text:span></text:p>
            </draw:text-box>
          </draw:frame>
          <draw:path draw:style-name="gr14" draw:text-style-name="P1" draw:layer="layout" svg:width="0.2cm" svg:height="0.341cm" svg:x="11.679cm" svg:y="11.502cm" svg:viewBox="0 0 201 342" svg:d="M201 342c-62-118-129-232-201-342">
            <text:p/>
          </draw:path>
          <draw:path draw:style-name="gr14" draw:text-style-name="P1" draw:layer="layout" svg:width="0.197cm" svg:height="0.381cm" svg:x="12.732cm" svg:y="11.087cm" svg:viewBox="0 0 198 382" svg:d="M0 0c70 124 137 252 198 382">
            <text:p/>
          </draw:path>
          <draw:path draw:style-name="gr14" draw:text-style-name="P1" draw:layer="layout" svg:width="0.205cm" svg:height="0.3cm" svg:x="10.591cm" svg:y="11.93cm" svg:viewBox="0 0 206 301" svg:d="M0 0c75 95 143 196 206 301">
            <text:p/>
          </draw:path>
          <draw:path draw:style-name="gr14" draw:text-style-name="P1" draw:layer="layout" svg:width="0.261cm" svg:height="0.236cm" svg:x="9.39cm" svg:y="12.402cm" svg:viewBox="0 0 262 237" svg:d="M262 237c-79-88-167-167-262-237">
            <text:p/>
          </draw:path>
          <draw:path draw:style-name="gr14" draw:text-style-name="P1" draw:layer="layout" svg:width="0.198cm" svg:height="0.35cm" svg:x="12.638cm" svg:y="16.508cm" svg:viewBox="0 0 199 351" svg:d="M199 0c-62 119-128 237-199 351">
            <text:p/>
          </draw:path>
          <draw:path draw:style-name="gr14" draw:text-style-name="P1" draw:layer="layout" svg:width="0.211cm" svg:height="0.313cm" svg:x="11.538cm" svg:y="16.194cm" svg:viewBox="0 0 212 314" svg:d="M0 314c75-101 146-206 212-314">
            <text:p/>
          </draw:path>
          <draw:path draw:style-name="gr14" draw:text-style-name="P1" draw:layer="layout" svg:width="0.236cm" svg:height="0.272cm" svg:x="10.353cm" svg:y="15.859cm" svg:viewBox="0 0 237 273" svg:d="M237 0c-74 96-153 187-237 273">
            <text:p/>
          </draw:path>
          <draw:path draw:style-name="gr14" draw:text-style-name="P1" draw:layer="layout" svg:width="0.407cm" svg:height="0.177cm" svg:x="8.838cm" svg:y="15.471cm" svg:viewBox="0 0 408 178" svg:d="M0 178c145-43 282-103 408-178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Foscato</meta:initial-creator>
    <meta:creation-date>2019-06-20T16:09:22.478151737</meta:creation-date>
    <dc:date>2019-06-20T16:10:30.152887528</dc:date>
    <dc:creator>Marco Foscato</dc:creator>
    <meta:editing-duration>PT1M8S</meta:editing-duration>
    <meta:editing-cycles>1</meta:editing-cycles>
    <meta:generator>LibreOffice/6.2.4.2$MacOSX_X86_64 LibreOffice_project/2412653d852ce75f65fbfa83fb7e7b669a126d64</meta:generator>
    <meta:document-statistic meta:object-count="56"/>
  </office:meta>
</office:document-meta>
</file>